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entury Schoolbook2" svg:font-family="'Century Schoolbook'"/>
    <style:font-face style:name="Century Schoolbook1" svg:font-family="'Century Schoolbook'" style:font-family-generic="roman"/>
    <style:font-face style:name="Century Schoolbook" svg:font-family="'Century Schoolbook'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54mm"/>
    </style:style>
    <style:style style:name="co2" style:family="table-column">
      <style:table-column-properties fo:break-before="auto" style:column-width="32.54mm"/>
    </style:style>
    <style:style style:name="co3" style:family="table-column">
      <style:table-column-properties fo:break-before="auto" style:column-width="39.86mm"/>
    </style:style>
    <style:style style:name="co4" style:family="table-column">
      <style:table-column-properties fo:break-before="auto" style:column-width="71.07mm"/>
    </style:style>
    <style:style style:name="co5" style:family="table-column">
      <style:table-column-properties fo:break-before="auto" style:column-width="76.5mm"/>
    </style:style>
    <style:style style:name="co6" style:family="table-column">
      <style:table-column-properties fo:break-before="auto" style:column-width="36.78mm"/>
    </style:style>
    <style:style style:name="co7" style:family="table-column">
      <style:table-column-properties fo:break-before="auto" style:column-width="44.33mm"/>
    </style:style>
    <style:style style:name="co8" style:family="table-column">
      <style:table-column-properties fo:break-before="auto" style:column-width="41.8mm"/>
    </style:style>
    <style:style style:name="co9" style:family="table-column">
      <style:table-column-properties fo:break-before="auto" style:column-width="30.43mm"/>
    </style:style>
    <style:style style:name="co10" style:family="table-column">
      <style:table-column-properties fo:break-before="auto" style:column-width="3.97mm"/>
    </style:style>
    <style:style style:name="co11" style:family="table-column">
      <style:table-column-properties fo:break-before="auto" style:column-width="21.17mm"/>
    </style:style>
    <style:style style:name="ro1" style:family="table-row">
      <style:table-row-properties style:row-height="4.8mm" fo:break-before="auto" style:use-optimal-row-height="false"/>
    </style:style>
    <style:style style:name="ro2" style:family="table-row">
      <style:table-row-properties style:row-height="5.27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1" table:style-name="ta1" table:print-ranges="Hoja1.A1:Hoja1.K2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/>
          <table:table-cell office:value-type="string" calcext:value-type="string">
            <text:p>OCIOTECA (HEMEROTECA, BIBLIOTECA, FILMOTECA)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IO</text:p>
          </table:table-cell>
          <table:table-cell office:value-type="string" calcext:value-type="string">
            <text:p>¿ESTÁ EN EL PARO?</text:p>
          </table:table-cell>
          <table:table-cell office:value-type="string" calcext:value-type="string">
            <text:p>ESTUDIOS QUE REALIZA</text:p>
          </table:table-cell>
          <table:table-cell office:value-type="string" calcext:value-type="string">
            <text:p>¿ES ANTIGUO SOCIO?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PRECIO DEL SERVICIO</text:p>
          </table:table-cell>
          <table:table-cell office:value-type="string" calcext:value-type="string">
            <text:p>PUNTOS PARA DESCUENTOS</text:p>
          </table:table-cell>
          <table:table-cell office:value-type="string" calcext:value-type="string">
            <text:p>DESCUENTO</text:p>
          </table:table-cell>
          <table:table-cell office:value-type="string" calcext:value-type="string">
            <text:p>TOTAL A PAGAR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ANA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ES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HEMEROTECA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JU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CHILLERAT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LMOTECA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ARÍA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CARRERA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BIBLIOTECA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LUI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ER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LMOTECA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ARC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CHILLERAT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MEROTECA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FELIP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ES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FILMOTECA</text:p>
          </table:table-cell>
          <table:table-cell table:number-columns-repeated="1018"/>
        </table:table-row>
        <table:table-row table:style-name="ro3">
          <table:table-cell table:number-columns-repeated="8"/>
          <table:table-cell office:value-type="string" calcext:value-type="string">
            <text:p>TOTAL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office:value-type="string" calcext:value-type="string">
            <text:p>Descuento según el número de puntos que posea el socio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Para socios con un punto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PRECIOS SERVICIOS</text:p>
          </table:table-cell>
          <table:table-cell office:value-type="string" calcext:value-type="string">
            <text:p>HEMEROTECA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string" calcext:value-type="string">
            <text:p>Para socios con dos puntos de descuento</text:p>
          </table:table-cell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string" calcext:value-type="string">
            <text:p>Para socios con tres puntos de descuento</text:p>
          </table:table-cell>
          <table:table-cell office:value-type="float" office:value="0.32" calcext:value-type="float">
            <text:p>0,32</text:p>
          </table:table-cell>
          <table:table-cell table:number-columns-repeated="3"/>
          <table:table-cell office:value-type="string" calcext:value-type="string">
            <text:p>BIBLIOTECA</text:p>
          </table:table-cell>
          <table:table-cell table:number-columns-repeated="1015"/>
        </table:table-row>
        <table:table-row table:style-name="ro3"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3">
          <table:table-cell table:number-columns-repeated="4"/>
          <table:table-cell office:value-type="string" calcext:value-type="string">
            <text:p>Suma total de los ingresos según tipo de servicio</text:p>
          </table:table-cell>
          <table:table-cell table:number-columns-repeated="3"/>
          <table:table-cell office:value-type="string" calcext:value-type="string">
            <text:p>FILMOTECA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string" calcext:value-type="string">
            <text:p>HEMEROTECA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string" calcext:value-type="string">
            <text:p>BIBLIOTEC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FILMOTECA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entury Schoolbook2" svg:font-family="'Century Schoolbook'"/>
    <style:font-face style:name="Century Schoolbook1" svg:font-family="'Century Schoolbook'" style:font-family-generic="roman"/>
    <style:font-face style:name="Century Schoolbook" svg:font-family="'Century Schoolbook'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07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07P2" style:volatile="true">
      <number:text>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currency-style style:name="N10113P0" style:volatile="true" number:language="ar" number:country="SA"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113P1" style:volatile="true" number:language="ar" number:country="SA"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113" number:language="ar" number:country="SA">
      <number:text>-</number:text>
      <number:number number:decimal-places="0" loext:min-decimal-places="0" number:min-integer-digits="2"/>
      <number:text> </number:text>
      <number:currency-symbol number:language="ar" number:country="SA">€</number:currency-symbol>
      <number:text> </number:text>
      <style:map style:condition="value()&gt;0" style:apply-style-name="N10113P0"/>
      <style:map style:condition="value()&lt;0" style:apply-style-name="N10113P1"/>
    </number:currency-style>
    <number:currency-style style:name="N104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05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06">
      <number:text>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percentage-style style:name="N108">
      <number:number number:decimal-places="0" loext:min-decimal-places="0" number:min-integer-digits="1"/>
      <number:text>%</number:text>
    </number:percentage-style>
    <number:currency-style style:name="N109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13P1" style:volatile="true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13P2" style:volatile="true">
      <number:text>-</number:text>
      <number:number number:decimal-places="0" loext:min-decimal-places="0" number:min-integer-digits="2"/>
      <number:text> </number:text>
      <number:currency-symbol number:language="es" number:country="ES">€</number:currency-symbol>
      <number:text>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0111" number:language="ar" number:country="SA"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112" number:language="ar" number:country="SA"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20105" number:language="es" number:country="ES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20106" number:language="es" number:country="ES">
      <number:text>-</number:text>
      <number:number number:decimal-places="0" loext:min-decimal-places="0" number:min-integer-digits="2"/>
      <number:text> </number:text>
      <number:currency-symbol number:language="es" number:country="ES">€</number:currency-symbol>
      <number:text> </number:text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_34_0_25__20_-_20_Énfasis1" style:display-name="40% - Énfasis1" style:family="table-cell" style:parent-style-name="Default" style:data-style-name="N0">
      <style:table-cell-properties fo:background-color="#ffceae"/>
      <style:text-properties fo:color="#000000" style:font-name="Century Schoolbook" fo:font-family="'Century Schoolbook'" style:font-family-generic="swiss" fo:font-size="11pt" style:font-name-asian="Century Schoolbook2" style:font-family-asian="'Century Schoolbook'" style:font-size-asian="11pt" style:font-name-complex="Century Schoolbook2" style:font-family-complex="'Century Schoolbook'" style:font-size-complex="11pt"/>
    </style:style>
    <style:style style:name="_34_0_25__20_-_20_Énfasis4" style:display-name="40% - Énfasis4" style:family="table-cell" style:parent-style-name="Default" style:data-style-name="N0">
      <style:table-cell-properties fo:background-color="#fbebaa"/>
      <style:text-properties fo:color="#000000" style:font-name="Century Schoolbook" fo:font-family="'Century Schoolbook'" style:font-family-generic="swiss" fo:font-size="11pt" style:font-name-asian="Century Schoolbook2" style:font-family-asian="'Century Schoolbook'" style:font-size-asian="11pt" style:font-name-complex="Century Schoolbook2" style:font-family-complex="'Century Schoolbook'" style:font-size-complex="11pt"/>
    </style:style>
    <style:style style:name="Celda_20_vinculada" style:display-name="Celda vinculada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 style:font-name="Century Schoolbook" fo:font-family="'Century Schoolbook'" style:font-family-generic="swiss" fo:font-size="11pt" style:font-name-asian="Century Schoolbook2" style:font-family-asian="'Century Schoolbook'" style:font-size-asian="11pt" style:font-name-complex="Century Schoolbook2" style:font-family-complex="'Century Schoolbook'" style:font-size-complex="11pt"/>
    </style:style>
    <style:style style:name="Énfasis4" style:family="table-cell" style:parent-style-name="Default" style:data-style-name="N0">
      <style:table-cell-properties fo:background-color="#f5cd2d"/>
      <style:text-properties fo:color="#ffffff" style:font-name="Century Schoolbook" fo:font-family="'Century Schoolbook'" style:font-family-generic="swiss" fo:font-size="11pt" style:font-name-asian="Century Schoolbook2" style:font-family-asian="'Century Schoolbook'" style:font-size-asian="11pt" style:font-name-complex="Century Schoolbook2" style:font-family-complex="'Century Schoolbook'" style:font-size-complex="11pt"/>
    </style:style>
    <style:style style:name="Euro" style:family="table-cell" style:parent-style-name="Default" style:data-style-name="N10113"/>
    <style:style style:name="Incorrecto" style:family="table-cell" style:parent-style-name="Default" style:data-style-name="N0">
      <style:table-cell-properties fo:background-color="#ffc7ce"/>
      <style:text-properties fo:color="#9c0006" style:font-name="Century Schoolbook" fo:font-family="'Century Schoolbook'" style:font-family-generic="swiss" fo:font-size="11pt" style:font-name-asian="Century Schoolbook2" style:font-family-asian="'Century Schoolbook'" style:font-size-asian="11pt" style:font-name-complex="Century Schoolbook2" style:font-family-complex="'Century Schoolbook'" style:font-size-complex="11pt"/>
    </style:style>
    <style:style style:name="Moneda" style:family="table-cell" style:parent-style-name="Default" style:data-style-name="N107"/>
    <style:style style:name="Neutral" style:family="table-cell" style:parent-style-name="Default" style:data-style-name="N0">
      <style:table-cell-properties fo:background-color="#ffeb9c"/>
      <style:text-properties fo:color="#9c6500" style:font-name="Century Schoolbook" fo:font-family="'Century Schoolbook'" style:font-family-generic="swiss" fo:font-size="11pt" style:font-name-asian="Century Schoolbook2" style:font-family-asian="'Century Schoolbook'" style:font-size-asian="11pt" style:font-name-complex="Century Schoolbook2" style:font-family-complex="'Century Schoolbook'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24.99mm" fo:margin-right="24.99mm" style:print-page-order="ttb" style:first-page-number="continue" style:scale-to-pages="1" style:print="charts drawings grid headers objects"/>
      <style:header-style>
        <style:header-footer-properties fo:min-height="30mm" fo:margin-left="0mm" fo:margin-right="0mm" fo:margin-bottom="0mm"/>
      </style:header-style>
      <style:footer-style>
        <style:header-footer-properties fo:min-height="3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/00/0000</text:date>, <text:time style:data-style-name="N2" text:time-value="08:04:59.81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_64 LibreOffice_project/686f202eff87ef707079aeb7f485847613344eb7</meta:generator>
    <meta:initial-creator>Pepe</meta:initial-creator>
    <meta:creation-date>2002-12-22T12:26:11Z</meta:creation-date>
    <dc:date>2017-12-07T08:17:56.074000000</dc:date>
    <meta:print-date>2011-06-02T16:21:03Z</meta:print-date>
    <meta:editing-duration>PT13M44S</meta:editing-duration>
    <meta:editing-cycles>2</meta:editing-cycles>
    <meta:document-statistic meta:table-count="1" meta:cell-count="59" meta:object-count="0"/>
  </office:meta>
</office:document-meta>
</file>